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14c202" officeooo:paragraph-rsid="0014c202"/>
    </style:style>
    <style:style style:name="P2" style:family="paragraph" style:parent-style-name="Preformatted_20_Text">
      <style:paragraph-properties fo:line-height="200%"/>
      <style:text-properties officeooo:rsid="0014c202" officeooo:paragraph-rsid="0014c202"/>
    </style:style>
    <style:style style:name="P3" style:family="paragraph" style:parent-style-name="Preformatted_20_Text">
      <style:text-properties officeooo:rsid="000a5086" officeooo:paragraph-rsid="0014c202"/>
    </style:style>
    <style:style style:name="P4" style:family="paragraph" style:parent-style-name="Preformatted_20_Text">
      <style:paragraph-properties fo:line-height="200%"/>
      <style:text-properties officeooo:rsid="00180e1e" officeooo:paragraph-rsid="00180e1e"/>
    </style:style>
    <style:style style:name="P5" style:family="paragraph" style:parent-style-name="Preformatted_20_Text">
      <style:paragraph-properties fo:line-height="200%"/>
      <style:text-properties officeooo:rsid="0019d2b3" officeooo:paragraph-rsid="0019d2b3"/>
    </style:style>
    <style:style style:name="P6" style:family="paragraph" style:parent-style-name="Preformatted_20_Text">
      <style:paragraph-properties fo:line-height="200%"/>
      <style:text-properties officeooo:rsid="001b3911" officeooo:paragraph-rsid="001b3911"/>
    </style:style>
    <style:style style:name="T1" style:family="text">
      <style:text-properties officeooo:rsid="0006747c"/>
    </style:style>
    <style:style style:name="T2" style:family="text">
      <style:text-properties officeooo:rsid="000a5086"/>
    </style:style>
    <style:style style:name="T3" style:family="text">
      <style:text-properties fo:font-weight="bold" officeooo:rsid="000a50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151<text:tab/><text:span text:style-name="T1">001 S/17</text:span><text:tab/>Date:<text:tab/>___________<text:tab/>___________<text:tab/>___________<text:tab/>___________<text:tab/>___________</text:p>
      <text:p text:style-name="P3"/>
      <text:p text:style-name="P1"/>
      <text:p text:style-name="P2">Cooper, Thomas J. <text:tab/><text:span text:style-name="T2">___________<text:tab/>___________<text:tab/>___________<text:tab/>___________<text:tab/>___________</text:span></text:p>
      <text:p text:style-name="P2">Davis, Noah S. <text:tab/><text:tab/><text:span text:style-name="T2">___________<text:tab/>___________<text:tab/>___________<text:tab/>___________<text:tab/>___________</text:span></text:p>
      <text:p text:style-name="P2">Finley, Ayrelle D. <text:tab/><text:span text:style-name="T2">___________<text:tab/>___________<text:tab/>___________<text:tab/>___________<text:tab/>___________</text:span></text:p>
      <text:p text:style-name="P2">Harrison, Tyre' T. <text:tab/><text:span text:style-name="T2">___________<text:tab/>___________<text:tab/>___________<text:tab/>___________<text:tab/>___________</text:span></text:p>
      <text:p text:style-name="P2">Hill, Lucas A. <text:tab/><text:tab/><text:span text:style-name="T2">___________<text:tab/>___________<text:tab/>___________<text:tab/>___________<text:tab/>___________</text:span></text:p>
      <text:p text:style-name="P6">Hutcherson, Cody L.<text:tab/><text:span text:style-name="T2">___________<text:tab/>___________<text:tab/>___________<text:tab/>___________<text:tab/>___________</text:span></text:p>
      <text:p text:style-name="P2">Jiles, Michael E. <text:tab/><text:span text:style-name="T2">___________<text:tab/>___________<text:tab/>___________<text:tab/>___________<text:tab/>___________</text:span></text:p>
      <text:p text:style-name="P4">Johnson, Andra E.<text:tab/><text:tab/><text:span text:style-name="T2">___________<text:tab/>___________<text:tab/>___________<text:tab/>___________<text:tab/>___________</text:span></text:p>
      <text:p text:style-name="P2">Long, Joshua D. <text:tab/><text:tab/><text:span text:style-name="T2">___________<text:tab/>___________<text:tab/>___________<text:tab/>___________<text:tab/>___________</text:span></text:p>
      <text:p text:style-name="P2">Mathews, Cory A. <text:tab/><text:tab/><text:span text:style-name="T2">___________<text:tab/>___________<text:tab/>___________<text:tab/>___________<text:tab/>___________</text:span></text:p>
      <text:p text:style-name="P2">Mattocks, Rylan L. <text:tab/><text:span text:style-name="T2">___________<text:tab/>___________<text:tab/>___________<text:tab/>___________<text:tab/>___________</text:span></text:p>
      <text:p text:style-name="P6">McKibben, Zachary J.<text:tab/><text:span text:style-name="T2">___________<text:tab/>___________<text:tab/>___________<text:tab/>___________<text:tab/>___________</text:span></text:p>
      <text:p text:style-name="P2">Mcleod, Christopher L. <text:tab/><text:span text:style-name="T2">___________<text:tab/>___________<text:tab/>___________<text:tab/>___________<text:tab/>___________</text:span></text:p>
      <text:p text:style-name="P2">Miller, Samantha <text:tab/><text:tab/><text:span text:style-name="T2">___________<text:tab/>___________<text:tab/>___________<text:tab/>___________<text:tab/>___________</text:span></text:p>
      <text:p text:style-name="P5">Mitchell, Kyra S.<text:tab/><text:tab/><text:span text:style-name="T3">___________<text:tab/>___________<text:tab/>___________<text:tab/>___________<text:tab/>___________</text:span></text:p>
      <text:p text:style-name="P2">Omanga, Jean-Michel <text:tab/><text:span text:style-name="T2">___________<text:tab/>___________<text:tab/>___________<text:tab/>___________<text:tab/>___________</text:span></text:p>
      <text:p text:style-name="P2">Pittman, Micah T. <text:tab/><text:span text:style-name="T2">___________<text:tab/>___________<text:tab/>___________<text:tab/>___________<text:tab/>___________</text:span></text:p>
      <text:p text:style-name="P6">Poole, Caleb B.<text:tab/><text:tab/><text:span text:style-name="T2">___________<text:tab/>___________<text:tab/>___________<text:tab/>___________<text:tab/>___________</text:span></text:p>
      <text:p text:style-name="P2">Simonson, Nathan E. <text:tab/><text:span text:style-name="T2">___________<text:tab/>___________<text:tab/>___________<text:tab/>___________<text:tab/>___________</text:span></text:p>
      <text:p text:style-name="P2">Simpson, Nash J. <text:tab/><text:tab/><text:span text:style-name="T2">___________<text:tab/>___________<text:tab/>___________<text:tab/>___________<text:tab/>___________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4:15:52.078453111</dc:date>
    <meta:editing-duration>PT22M10S</meta:editing-duration>
    <meta:editing-cycles>10</meta:editing-cycles>
    <meta:generator>LibreOffice/5.0.4.2$Linux_X86_64 LibreOffice_project/2b9802c1994aa0b7dc6079e128979269cf95bc78</meta:generator>
    <meta:document-statistic meta:table-count="0" meta:image-count="0" meta:object-count="0" meta:page-count="1" meta:paragraph-count="21" meta:word-count="167" meta:character-count="1648" meta:non-whitespace-character-count="1478"/>
  </office:meta>
</office:document-meta>
</file>